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50000019D41A0E0608F5E22A3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fill="bitmap" draw:fill-image-name="Bitmap_20_1" draw:opacity-name="Transparency_20_3" style:repeat="stretch" draw:textarea-horizontal-align="center" draw:textarea-vertical-align="middle"/>
    </style:style>
    <style:style style:name="P1" style:family="paragraph">
      <loext:graphic-properties draw:fill="bitmap" draw:fill-image-name="Bitmap_20_1" draw:opacity-name="Transparency_20_3" style:repeat="stretch"/>
      <style:paragraph-properties fo:text-align="center"/>
    </style:style>
  </office:automatic-styles>
  <office:body>
    <office:drawing>
      <draw:page draw:name="page1" draw:style-name="dp1" draw:master-page-name="Predeterminado">
        <draw:path draw:style-name="gr1" draw:text-style-name="P1" draw:layer="layout" svg:width="6.983cm" svg:height="9.84cm" svg:x="7.351cm" svg:y="9.256cm" svg:viewBox="0 0 6984 9841" svg:d="M0 9841c0-3280 0-6561 0-9841 2328 0 4656 0 6984 0 0 3280 0 6561 0 9841-2328 0-4656 0-6984 0z">
          <text:p/>
        </draw:path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nk_20_with_20_Gray" draw:display-name="Blank with Gray" draw:style="linear" draw:start-color="#ffffff" draw:end-color="#dddddd" draw:start-intensity="100%" draw:end-intensity="100%" draw:angle="90deg" draw:border="75%"/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1250000019D41A0E0608F5E22A3.png" xlink:type="simple" xlink:show="embed" xlink:actuate="onLoad"/>
    <draw:fill-image draw:name="Bitmap_20_2" draw:display-name="Bitmap 2" xlink:href="Pictures/100000000000002000000020839EBFB02D09F2D6.png" xlink:type="simple" xlink:show="embed" xlink:actuate="onLoad"/>
    <draw:opacity draw:name="Transparency_20_1" draw:display-name="Transparency 1" draw:style="linear" draw:start="100%" draw:end="100%" draw:angle="0deg" draw:border="0%"/>
    <draw:opacity draw:name="Transparency_20_2" draw:display-name="Transparency 2" draw:style="linear" draw:start="100%" draw:end="100%" draw:angle="89.9deg" draw:border="0%"/>
    <draw:opacity draw:name="Transparency_20_3" draw:display-name="Transparency 3" draw:style="linear" draw:start="100%" draw:end="100%" draw:angle="266.4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gradient" draw:fill-color="#729fcf" draw:fill-gradient-name="Blank_20_with_20_Gray" draw:gradient-step-count="0" draw:fill-hatch-name="Red_20_90_20_Degrees_20_Crossed_20_1" draw:fill-image-name="Bitmap_20_2" draw:opacity="100%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7-21T09:17:37.584000000</meta:creation-date>
    <dc:date>2022-07-22T11:44:40.097000000</dc:date>
    <meta:editing-duration>P1DT46M</meta:editing-duration>
    <meta:editing-cycles>4</meta:editing-cycles>
    <meta:generator>LibreOffice/7.2.1.2$Windows_X86_64 LibreOffice_project/87b77fad49947c1441b67c559c339af8f3517e22</meta:generator>
    <meta:document-statistic meta:object-count="1"/>
  </office:meta>
</office:document-meta>
</file>